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" style:family="paragraph" style:parent-style-name="List_20_Paragraph" style:list-style-name="WWNum10">
      <style:paragraph-properties fo:text-align="justify" style:justify-single-word="false"/>
      <style:text-properties officeooo:paragraph-rsid="000395f3"/>
    </style:style>
    <style:style style:name="P3" style:family="paragraph" style:parent-style-name="List_20_Paragraph">
      <style:paragraph-properties fo:margin-left="0in" fo:margin-right="0in" fo:text-align="justify" style:justify-single-word="false" fo:text-indent="0in" style:auto-text-indent="false" fo:break-before="page"/>
      <style:text-properties officeooo:paragraph-rsid="000395f3"/>
    </style:style>
    <style:style style:name="P4" style:family="paragraph" style:parent-style-name="List_20_Paragraph">
      <style:paragraph-properties fo:text-align="justify" style:justify-single-word="false"/>
      <style:text-properties officeooo:paragraph-rsid="000395f3"/>
    </style:style>
    <style:style style:name="P5" style:family="paragraph" style:parent-style-name="List_20_Paragraph">
      <style:paragraph-properties fo:text-align="justify" style:justify-single-word="false" fo:break-before="page"/>
      <style:text-properties officeooo:paragraph-rsid="000395f3"/>
    </style:style>
    <style:style style:name="P6" style:family="paragraph" style:parent-style-name="Standard">
      <style:paragraph-properties fo:margin-left="0.5in" fo:margin-right="0in" fo:margin-top="0.1945in" fo:margin-bottom="0.1945in" style:contextual-spacing="false" fo:line-height="100%" fo:text-align="justify" style:justify-single-word="false" fo:text-indent="0in" style:auto-text-indent="false"/>
      <style:text-properties fo:font-size="14pt" officeooo:paragraph-rsid="000395f3" style:font-name-asian="Times New Roman" style:font-size-asian="14pt" style:language-asian="es" style:country-asian="ES" style:font-size-complex="14pt"/>
    </style:style>
    <style:style style:name="P7" style:family="paragraph" style:parent-style-name="Standard">
      <style:paragraph-properties fo:text-align="justify" style:justify-single-word="false" fo:break-before="page"/>
      <style:text-properties fo:font-size="12pt" officeooo:paragraph-rsid="000395f3" style:font-size-asian="12pt" style:font-size-complex="12pt"/>
    </style:style>
    <style:style style:name="P8" style:family="paragraph" style:parent-style-name="Standard" style:list-style-name="WWNum10">
      <style:paragraph-properties fo:margin-top="0in" fo:margin-bottom="0in" style:contextual-spacing="false" fo:line-height="100%" fo:text-align="justify" style:justify-single-word="false"/>
      <style:text-properties officeooo:paragraph-rsid="000395f3"/>
    </style:style>
    <style:style style:name="P9" style:family="paragraph" style:parent-style-name="Standard" style:list-style-name="WWNum10">
      <style:paragraph-properties fo:margin-top="0in" fo:margin-bottom="0in" style:contextual-spacing="false" fo:line-height="100%" fo:text-align="justify" style:justify-single-word="false" fo:break-before="page"/>
      <style:text-properties officeooo:paragraph-rsid="000395f3"/>
    </style:style>
    <style:style style:name="P10" style:family="paragraph" style:parent-style-name="Standard" style:list-style-name="WWNum10">
      <style:paragraph-properties fo:margin-top="0in" fo:margin-bottom="0in" style:contextual-spacing="false" fo:line-height="100%"/>
      <style:text-properties officeooo:paragraph-rsid="000395f3"/>
    </style:style>
    <style:style style:name="P11" style:family="paragraph" style:parent-style-name="Standard" style:list-style-name="WWNum10">
      <style:paragraph-properties fo:margin-top="0in" fo:margin-bottom="0in" style:contextual-spacing="false" fo:line-height="100%" fo:break-before="page"/>
      <style:text-properties officeooo:paragraph-rsid="000395f3"/>
    </style:style>
    <style:style style:name="P12" style:family="paragraph" style:parent-style-name="Standard" style:list-style-name="WWNum10">
      <style:paragraph-properties fo:margin-top="0in" fo:margin-bottom="0.1945in" style:contextual-spacing="false" fo:line-height="100%"/>
      <style:text-properties officeooo:paragraph-rsid="000395f3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395f3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name-asian="Times New Roman" style:font-size-asian="14pt" style:language-asian="es" style:country-asian="ES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name-asian="Times New Roman" style:font-size-asian="14pt" style:language-asian="es" style:country-asian="ES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By Jose Alba Arrufat</text:span></text:p>
      <text:p text:style-name="P13">Actividad de investigación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01_3608491013" text:style-name="Index_20_Link" text:visited-style-name="Index_20_Link">1. Requisitos indispensables de un editor de código. Explicar que debe tener al menos un editor para considerarse una herramienta adecuada para crear código.<text:tab/>2</text:a></text:p>
          <text:p text:style-name="P1"><text:a xlink:type="simple" xlink:href="#__RefHeading___Toc203_3608491013" text:style-name="Index_20_Link" text:visited-style-name="Index_20_Link">2. Diferencias entre un EC y un IDE. Poner en una tabla al menos 3 ejemplos de cada.<text:tab/>3</text:a></text:p>
          <text:p text:style-name="P1"><text:a xlink:type="simple" xlink:href="#__RefHeading___Toc205_3608491013" text:style-name="Index_20_Link" text:visited-style-name="Index_20_Link">3. <text:s/>Apache Maven:<text:tab/>4</text:a></text:p>
          <text:p text:style-name="P1"><text:a xlink:type="simple" xlink:href="#__RefHeading___Toc207_3608491013" text:style-name="Index_20_Link" text:visited-style-name="Index_20_Link">4. Apache Ant:<text:tab/>5</text:a></text:p>
          <text:p text:style-name="P1"><text:a xlink:type="simple" xlink:href="#__RefHeading___Toc209_3608491013" text:style-name="Index_20_Link" text:visited-style-name="Index_20_Link">5. <text:s/>npm (Node Package Manager):<text:tab/>6</text:a></text:p>
          <text:p text:style-name="P1"><text:a xlink:type="simple" xlink:href="#__RefHeading___Toc211_3608491013" text:style-name="Index_20_Link" text:visited-style-name="Index_20_Link">6. <text:s/>Bazel:<text:tab/>7</text:a></text:p>
          <text:p text:style-name="P1"><text:a xlink:type="simple" xlink:href="#__RefHeading___Toc213_3608491013" text:style-name="Index_20_Link" text:visited-style-name="Index_20_Link">7. CMake:<text:tab/>8</text:a></text:p>
          <text:p text:style-name="P1"><text:a xlink:type="simple" xlink:href="#__RefHeading___Toc215_3608491013" text:style-name="Index_20_Link" text:visited-style-name="Index_20_Link">8. Gradle:<text:tab/>9</text:a></text:p>
          <text:p text:style-name="P1"><text:a xlink:type="simple" xlink:href="#__RefHeading___Toc217_3608491013" text:style-name="Index_20_Link" text:visited-style-name="Index_20_Link">9. <text:s/>JUnit:<text:tab/>10</text:a></text:p>
        </text:index-body>
      </text:table-of-content>
      <text:p text:style-name="Text_20_body"/>
      <text:p text:style-name="Text_20_body"/>
      <text:p text:style-name="P7" loext:marker-style-name="T2"/>
      <text:h text:style-name="Heading_20_4" text:outline-level="4"><text:bookmark-start text:name="__RefHeading___Toc201_3608491013"/>Requisitos indispensables de un editor de código. Explicar que debe tener al menos un editor para considerarse una herramienta adecuada para crear código.<text:bookmark-end text:name="__RefHeading___Toc201_3608491013"/></text:h>
      <text:list xml:id="list2935693086" text:style-name="WWNum10">
        <text:list-header>
          <text:p text:style-name="P2" loext:marker-style-name="T4"/>
        </text:list-header>
      </text:list>
      <text:p text:style-name="P3" loext:marker-style-name="T4"/>
      <text:h text:style-name="Heading_20_4" text:outline-level="4"><text:bookmark-start text:name="__RefHeading___Toc203_3608491013"/>Diferencias entre un EC y un IDE. Poner en una tabla al menos 3 ejemplos de cada. <text:bookmark-end text:name="__RefHeading___Toc203_3608491013"/></text:h>
      <text:p text:style-name="P4" loext:marker-style-name="T4"><text:span text:style-name="T4"/></text:p>
      <text:p text:style-name="P5" loext:marker-style-name="T4"><text:span text:style-name="T4"/></text:p>
      <text:h text:style-name="Heading_20_4" text:outline-level="4"><text:bookmark-start text:name="__RefHeading___Toc205_3608491013"/><text:s/>Apache Maven:<text:bookmark-end text:name="__RefHeading___Toc205_3608491013"/></text:h>
      <text:list xml:id="list120212940558076" text:continue-numbering="true" text:style-name="WWNum10">
        <text:list-item>
          <text:list>
            <text:list-item>
              <text:p text:style-name="P8" loext:marker-style-name="T5"><text:span text:style-name="T5">¿Cuál es el propósito principal de Apache Maven en el desarrollo de software?</text:span></text:p>
            </text:list-item>
            <text:list-item>
              <text:p text:style-name="P8" loext:marker-style-name="T5"><text:span text:style-name="T5">¿Cómo ayuda Maven en la gestión de dependencias en un proyecto?</text:span></text:p>
            </text:list-item>
            <text:list-item>
              <text:p text:style-name="P8" loext:marker-style-name="T5"><text:span text:style-name="T5">¿En qué situaciones sería preferible utilizar Maven en lugar de otras herramientas de construcción?</text:span></text:p>
              <text:p text:style-name="P8" loext:marker-style-name="T5"><text:span text:style-name="T5"/></text:p>
              <text:p text:style-name="P9" loext:marker-style-name="T5"><text:span text:style-name="T5"/></text:p>
            </text:list-item>
          </text:list>
        </text:list-item>
      </text:list>
      <text:h text:style-name="Heading_20_4" text:outline-level="4"><text:bookmark-start text:name="__RefHeading___Toc207_3608491013"/>Apache Ant:<text:bookmark-end text:name="__RefHeading___Toc207_3608491013"/></text:h>
      <text:list xml:id="list120212189639785" text:continue-numbering="true" text:style-name="WWNum10">
        <text:list-item>
          <text:list>
            <text:list-item>
              <text:p text:style-name="P8" loext:marker-style-name="T5"><text:span text:style-name="T5">¿Qué función cumple Apache Ant en el proceso de construcción de software?</text:span></text:p>
            </text:list-item>
            <text:list-item>
              <text:p text:style-name="P8" loext:marker-style-name="T5"><text:span text:style-name="T5">¿Cómo se diferencia Apache Ant de otras herramientas de construcción, como Maven o Gradle?</text:span></text:p>
            </text:list-item>
            <text:list-item>
              <text:p text:style-name="P8" loext:marker-style-name="T5"><text:span text:style-name="T5">¿En qué tipo de proyectos o escenarios sería más adecuado utilizar Apache Ant?</text:span></text:p>
              <text:p text:style-name="P8" loext:marker-style-name="T5"><text:span text:style-name="T5"/></text:p>
              <text:p text:style-name="P9" loext:marker-style-name="T5"><text:span text:style-name="T5"/></text:p>
            </text:list-item>
          </text:list>
        </text:list-item>
      </text:list>
      <text:h text:style-name="Heading_20_4" text:outline-level="4"><text:bookmark-start text:name="__RefHeading___Toc209_3608491013"/><text:s/>npm (Node Package Manager):<text:bookmark-end text:name="__RefHeading___Toc209_3608491013"/></text:h>
      <text:list xml:id="list120212017081237" text:continue-numbering="true" text:style-name="WWNum10">
        <text:list-item>
          <text:list>
            <text:list-item>
              <text:p text:style-name="P8" loext:marker-style-name="T5"><text:span text:style-name="T5">¿Cuál es el propósito principal de npm en el ecosistema de desarrollo de JavaScript?</text:span></text:p>
            </text:list-item>
            <text:list-item>
              <text:p text:style-name="P8" loext:marker-style-name="T5"><text:span text:style-name="T5">¿Cómo utiliza npm la gestión de dependencias en proyectos basados en Node.js?</text:span></text:p>
            </text:list-item>
            <text:list-item>
              <text:p text:style-name="P8" loext:marker-style-name="T5"><text:span text:style-name="T5">¿En qué medida npm facilita la automatización de tareas en el desarrollo web?</text:span></text:p>
              <text:p text:style-name="P8" loext:marker-style-name="T5"><text:span text:style-name="T5"/></text:p>
              <text:p text:style-name="P9" loext:marker-style-name="T5"><text:span text:style-name="T5"/></text:p>
            </text:list-item>
          </text:list>
        </text:list-item>
      </text:list>
      <text:h text:style-name="Heading_20_4" text:outline-level="4"><text:bookmark-start text:name="__RefHeading___Toc211_3608491013"/><text:s/>Bazel:<text:bookmark-end text:name="__RefHeading___Toc211_3608491013"/></text:h>
      <text:list xml:id="list120212529653459" text:continue-numbering="true" text:style-name="WWNum10">
        <text:list-item>
          <text:list>
            <text:list-item>
              <text:p text:style-name="P8" loext:marker-style-name="T5"><text:span text:style-name="T5">¿Cuál es el objetivo principal de Bazel en el desarrollo de proyectos a gran escala?</text:span></text:p>
            </text:list-item>
            <text:list-item>
              <text:p text:style-name="P8" loext:marker-style-name="T5"><text:span text:style-name="T5">¿Cómo aborda Bazel los desafíos específicos asociados con la construcción de proyectos de gran envergadura?</text:span></text:p>
            </text:list-item>
            <text:list-item>
              <text:p text:style-name="P8" loext:marker-style-name="T5"><text:span text:style-name="T5">¿En qué situaciones sería recomendable elegir Bazel sobre otras herramientas de construcción?</text:span></text:p>
              <text:p text:style-name="P8" loext:marker-style-name="T5"><text:span text:style-name="T5"/></text:p>
              <text:p text:style-name="P9" loext:marker-style-name="T5"><text:span text:style-name="T5"/></text:p>
            </text:list-item>
          </text:list>
        </text:list-item>
      </text:list>
      <text:h text:style-name="Heading_20_4" text:outline-level="4"><text:bookmark-start text:name="__RefHeading___Toc213_3608491013"/>CMake:<text:bookmark-end text:name="__RefHeading___Toc213_3608491013"/></text:h>
      <text:list xml:id="list120213017581524" text:continue-numbering="true" text:style-name="WWNum10">
        <text:list-item>
          <text:list>
            <text:list-item>
              <text:p text:style-name="P8" loext:marker-style-name="T5"><text:span text:style-name="T5">¿Cuál es el propósito de CMake en el desarrollo de proyectos basados en C y C++?</text:span></text:p>
            </text:list-item>
            <text:list-item>
              <text:p text:style-name="P8" loext:marker-style-name="T5"><text:span text:style-name="T5">¿Cómo aborda CMake la generación de archivos de construcción para diferentes plataformas?</text:span></text:p>
            </text:list-item>
            <text:list-item>
              <text:p text:style-name="P8" loext:marker-style-name="T5"><text:span text:style-name="T5">¿En qué escenarios o proyectos CMake podría ser la opción preferida en comparación con otras herramientas de construcción?</text:span></text:p>
              <text:p text:style-name="P8" loext:marker-style-name="T5"><text:span text:style-name="T5"/></text:p>
              <text:p text:style-name="P9" loext:marker-style-name="T5"><text:span text:style-name="T5"/></text:p>
            </text:list-item>
          </text:list>
        </text:list-item>
      </text:list>
      <text:h text:style-name="Heading_20_4" text:outline-level="4"><text:bookmark-start text:name="__RefHeading___Toc215_3608491013"/>Gradle:<text:bookmark-end text:name="__RefHeading___Toc215_3608491013"/></text:h>
      <text:list xml:id="list120211546337886" text:continue-numbering="true" text:style-name="WWNum10">
        <text:list-item>
          <text:list>
            <text:list-item>
              <text:p text:style-name="P10" loext:marker-style-name="T5"><text:span text:style-name="T5">¿Qué es Gradle y para qué se utiliza en el desarrollo de software?</text:span></text:p>
            </text:list-item>
            <text:list-item>
              <text:p text:style-name="P10" loext:marker-style-name="T5"><text:span text:style-name="T5">¿Cuál es la principal ventaja de utilizar Gradle en comparación con otras herramientas de construcción de proyectos?</text:span></text:p>
            </text:list-item>
            <text:list-item>
              <text:p text:style-name="P10" loext:marker-style-name="T5"><text:span text:style-name="T5">¿En qué tipo de proyectos y lenguajes de programación es comúnmente utilizado Gradle?</text:span></text:p>
            </text:list-item>
            <text:list-item>
              <text:p text:style-name="P10" loext:marker-style-name="T5"><text:span text:style-name="T5">¿Cómo facilita Gradle la automatización de tareas en el ciclo de vida del desarrollo de software?</text:span></text:p>
              <text:p text:style-name="P10" loext:marker-style-name="T5"><text:span text:style-name="T5"/></text:p>
              <text:p text:style-name="P11" loext:marker-style-name="T5"><text:span text:style-name="T5"/></text:p>
            </text:list-item>
          </text:list>
        </text:list-item>
      </text:list>
      <text:h text:style-name="Heading_20_4" text:outline-level="4"><text:bookmark-start text:name="__RefHeading___Toc217_3608491013"/><text:s/>JUnit:<text:bookmark-end text:name="__RefHeading___Toc217_3608491013"/></text:h>
      <text:list text:continue-numbering="true" text:style-name="WWNum10">
        <text:list-item>
          <text:list>
            <text:list-item>
              <text:p text:style-name="P10" loext:marker-style-name="T5"><text:span text:style-name="T5">¿Qué es JUnit y cuál es su propósito en el desarrollo de software?</text:span></text:p>
            </text:list-item>
            <text:list-item>
              <text:p text:style-name="P10" loext:marker-style-name="T5"><text:span text:style-name="T5">¿Cómo ayuda JUnit a los desarrolladores a realizar pruebas unitarias de manera efectiva?</text:span></text:p>
            </text:list-item>
            <text:list-item>
              <text:p text:style-name="P10" loext:marker-style-name="T5"><text:span text:style-name="T5">¿En qué entornos de desarrollo y proyectos es comúnmente utilizado JUnit?</text:span></text:p>
            </text:list-item>
            <text:list-item>
              <text:p text:style-name="P10" loext:marker-style-name="T5"><text:span text:style-name="T5">¿Cuáles son los beneficios clave de implementar pruebas unitarias con JUnit en un proyecto de software?</text:span></text:p>
            </text:list-item>
            <text:list-item>
              <text:p text:style-name="P12" loext:marker-style-name="T5"><text:span text:style-name="T5">¿Puede proporcionar un ejemplo práctico de cómo se utiliza JUnit para realizar una prueba unitaria simple?</text:span></text:p>
            </text:list-item>
          </text:list>
        </text:list-item>
      </text:list>
      <text:p text:style-name="P6" loext:marker-style-name="T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9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1:54:24.761209553</meta:creation-date>
    <meta:generator>LibreOffice/7.5.9.2$Linux_X86_64 LibreOffice_project/50$Build-2</meta:generator>
    <dc:date>2024-01-23T12:02:10.865413889</dc:date>
    <meta:editing-duration>PT7M46S</meta:editing-duration>
    <meta:editing-cycles>1</meta:editing-cycles>
    <meta:document-statistic meta:table-count="0" meta:image-count="0" meta:object-count="0" meta:page-count="10" meta:paragraph-count="45" meta:word-count="497" meta:character-count="2900" meta:non-whitespace-character-count="2471"/>
  </office:meta>
</office:document-meta>
</file>